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85432" officeooo:paragraph-rsid="00185432" style:font-weight-asian="normal" style:font-weight-complex="normal"/>
    </style:style>
    <style:style style:name="P2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这种 </text:span><text:span text:style-name="T1">HASHMAP </text:span><text:span text:style-name="T2">就是一个链式前向星的表；</text:span></text:p>
      <text:p text:style-name="P2"><text:span text:style-name="T2">其中：</text:span><text:span text:style-name="T1">init </text:span><text:span text:style-name="T2">函数：</text:span><text:span text:style-name="T1">hashmap </text:span><text:span text:style-name="T2">创建初始化；</text:span></text:p>
      <text:p text:style-name="P2"><text:span text:style-name="T1">check </text:span><text:span text:style-name="T2">函数：寻找 </text:span><text:span text:style-name="T1">hash </text:span><text:span text:style-name="T2">表中是否有需要查找的值，若有则返回 </text:span><text:span text:style-name="T1">1 </text:span><text:span text:style-name="T2">，否则返回 </text:span><text:span text:style-name="T1">0 </text:span><text:span text:style-name="T2">；遍历方式与链式前向星一样；</text:span></text:p>
      <text:p text:style-name="P2"><text:span text:style-name="T1">insert </text:span><text:span text:style-name="T2">函数：向 </text:span><text:span text:style-name="T1">hash </text:span><text:span text:style-name="T2">表中加入新的 </text:span><text:span text:style-name="T1">hash </text:span><text:span text:style-name="T2">值，若原本就有该值则返回 </text:span><text:span text:style-name="T1">1 </text:span><text:span text:style-name="T2">，否则返回 </text:span><text:span text:style-name="T1">0 </text:span><text:span text:style-name="T2">并添加结点；添加方式与链式前向星一样；</text:span></text:p>
      <text:p text:style-name="P1">#include&lt;stdio.h&gt;</text:p>
      <text:p text:style-name="P1">#define ll long long</text:p>
      <text:p text:style-name="P1"/>
      <text:p text:style-name="P1">const int MAXM=100000007;</text:p>
      <text:p text:style-name="P1"/>
      <text:p text:style-name="P1">struct{</text:p>
      <text:p text:style-name="P1"><text:s text:c="4"/>int next[MAXM],head[MAXM],size;</text:p>
      <text:p text:style-name="P1"><text:s text:c="4"/>ll state[MAXM];</text:p>
      <text:p text:style-name="P1"/>
      <text:p text:style-name="P1"><text:s text:c="4"/>void init(){</text:p>
      <text:p text:style-name="P1"><text:s text:c="8"/>size=0;</text:p>
      <text:p text:style-name="P1"><text:s text:c="8"/>memset(head,-1,sizeof(head));</text:p>
      <text:p text:style-name="P1"><text:s text:c="4"/>}</text:p>
      <text:p text:style-name="P1"/>
      <text:p text:style-name="P1"><text:s text:c="4"/>bool check(ll val){</text:p>
      <text:p text:style-name="P1"><text:s text:c="8"/>int h=(val%MAXM+MAXM)%MAXM;</text:p>
      <text:p text:style-name="P1"><text:s text:c="8"/>for(int i=head[h];~i;i=next[i]){</text:p>
      <text:p text:style-name="P1"><text:s text:c="12"/>if(state[i]==val)return 1;</text:p>
      <text:p text:style-name="P1"><text:s text:c="8"/>}</text:p>
      <text:p text:style-name="P1"><text:s text:c="8"/>return 0;</text:p>
      <text:p text:style-name="P1"><text:s text:c="4"/>}</text:p>
      <text:p text:style-name="P1"/>
      <text:p text:style-name="P1"><text:s text:c="4"/>bool insert(ll val){</text:p>
      <text:p text:style-name="P1"><text:s text:c="8"/>int h=(val%MAXM+MAXM)%MAXM;</text:p>
      <text:p text:style-name="P1"><text:s text:c="8"/>for(int i=head[h];~i;i=next[i]){</text:p>
      <text:p text:style-name="P1"><text:s text:c="12"/>if(state[i]==val)return 1;</text:p>
      <text:p text:style-name="P1"><text:s text:c="8"/>}</text:p>
      <text:p text:style-name="P1"><text:s text:c="8"/>state[size]=val;</text:p>
      <text:p text:style-name="P1"><text:s text:c="8"/>next[size]=head[h];</text:p>
      <text:p text:style-name="P1"><text:s text:c="8"/>head[h]=size++;</text:p>
      <text:p text:style-name="P1"><text:s text:c="8"/>return 0;</text:p>
      <text:p text:style-name="P1"><text:s text:c="4"/>}</text:p>
      <text:p text:style-name="P1">}H1,H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结构体：</text:span><text:span text:style-name="MT2">HASH</text:span><text:span text:style-name="MT1">表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07:25.537907426</meta:creation-date>
    <dc:date>2015-10-13T00:08:58.706083847</dc:date>
    <meta:editing-duration>P0D</meta:editing-duration>
    <meta:editing-cycles>1</meta:editing-cycles>
    <meta:document-statistic meta:table-count="0" meta:image-count="0" meta:object-count="0" meta:page-count="1" meta:paragraph-count="33" meta:word-count="181" meta:character-count="801" meta:non-whitespace-character-count="601"/>
    <meta:generator>LibreOffice/4.2.8.2$Linux_X86_64 LibreOffice_project/420m0$Build-2</meta:generator>
  </office:meta>
</office:document-meta>
</file>